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, Arial, Helvetica"/>
  </office:font-face-decls>
  <office:automatic-styles>
    <style:style style:name="P1" style:family="paragraph" style:parent-style-name="Standard">
      <style:text-properties officeooo:paragraph-rsid="001d08ab"/>
    </style:style>
    <style:style style:name="P2" style:family="paragraph" style:parent-style-name="Standard">
      <style:text-properties fo:font-size="10pt" officeooo:paragraph-rsid="001d08ab" style:font-size-asian="10pt" style:font-size-complex="10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officeooo:paragraph-rsid="001e38de"/>
    </style:style>
    <style:style style:name="T1" style:family="text">
      <style:text-properties officeooo:rsid="001d08ab"/>
    </style:style>
    <style:style style:name="T2" style:family="text">
      <style:text-properties fo:font-variant="normal" fo:text-transform="none" fo:color="#000000" loext:opacity="100%" style:font-name="Verdana" fo:font-size="9pt" fo:letter-spacing="normal" fo:font-style="normal"/>
    </style:style>
    <style:style style:name="T3" style:family="text">
      <style:text-properties fo:font-variant="normal" fo:text-transform="none" fo:color="#000000" loext:opacity="100%" style:font-name="Verdana" fo:font-size="9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Verdana" fo:font-size="9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6a0000" loext:opacity="100%" style:text-line-through-style="none" style:text-line-through-type="none" style:font-name="Verdana" fo:font-size="10pt" fo:letter-spacing="normal" fo:font-style="normal" style:text-underline-style="none" style:text-blinking="false"/>
    </style:style>
    <style:style style:name="T6" style:family="text">
      <style:text-properties fo:font-variant="normal" fo:text-transform="none" fo:color="#6a0000" loext:opacity="100%" style:text-line-through-style="none" style:text-line-through-type="none" style:font-name="Verdana" fo:font-size="10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6a0000" loext:opacity="100%" style:text-line-through-style="none" style:text-line-through-type="none" style:font-name="Verdana" fo:font-size="10pt" fo:letter-spacing="normal" fo:font-style="normal" style:text-underline-style="none" fo:font-weight="bold" style:text-blinking="false" style:font-weight-asian="bold" style:font-weight-complex="bold"/>
    </style:style>
    <style:style style:name="T8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<text:span text:style-name="T1">51.</text:span></text:p>
      <text:p text:style-name="P4"><text:span text:style-name="T4">Задание: 51 (</text:span><text:a xlink:type="simple" xlink:href="https://sql-ex.ru/users_page.php?username=Serge%20I" text:style-name="Internet_20_link" text:visited-style-name="Visited_20_Internet_20_Link"><text:span text:style-name="T7">Serge I</text:span></text:a><text:span text:style-name="T4">: 2003-02-17)</text:span><text:span text:style-name="T8"><text:line-break/></text:span><text:span text:style-name="T4">Найдите названия кораблей, имеющих наибольшее число орудий среди всех</text:span></text:p>
      <text:p text:style-name="P4"><text:span text:style-name="T4">имеющихся кораблей такого же водоизмещения (учесть корабли из таблицы </text:span></text:p>
      <text:p text:style-name="P4"><text:span text:style-name="T4">Outcomes).</text:span></text:p>
      <text:p text:style-name="P1"><text:span text:style-name="T3"/></text:p>
      <text:p text:style-name="P2">select distinct name</text:p>
      <text:p text:style-name="P3">from (select name, class from Ships </text:p>
      <text:p text:style-name="P3">UNION </text:p>
      <text:p text:style-name="P3">select distinct ship, ship as class</text:p>
      <text:p text:style-name="P3">from Outcomes </text:p>
      <text:p text:style-name="P3">where ship not in (select name from Ships)</text:p>
      <text:p text:style-name="P3">and ship in (select class from Classes)</text:p>
      <text:p text:style-name="P3">) as t8</text:p>
      <text:p text:style-name="P3">inner join (select cl1.class </text:p>
      <text:p text:style-name="P3">from Classes as cl1 inner join (select max(c4.numGuns) as ng, c4.displacement</text:p>
      <text:p text:style-name="P3">from Classes as c4 INNER JOIN (select name, class from Ships </text:p>
      <text:p text:style-name="P3">UNION </text:p>
      <text:p text:style-name="P3">select distinct ship, ship as class</text:p>
      <text:p text:style-name="P3">from Outcomes </text:p>
      <text:p text:style-name="P3">where ship not in (select name from Ships)</text:p>
      <text:p text:style-name="P3">and ship in (select class from Classes)</text:p>
      <text:p text:style-name="P3">) as t10</text:p>
      <text:p text:style-name="P3">on c4.class = t10.class</text:p>
      <text:p text:style-name="P3">group by c4.displacement) as t2</text:p>
      <text:p text:style-name="P3">on cl1.displacement = t2.displacement</text:p>
      <text:p text:style-name="P3">and cl1.numGuns = t2.ng) as t3</text:p>
      <text:p text:style-name="P3">on t8.class = t3.clas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, Arial, Helvetica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05:15:16.864606236</meta:creation-date>
    <dc:date>2024-09-05T03:04:04.982211382</dc:date>
    <meta:editing-duration>PT32M29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26" meta:word-count="137" meta:character-count="839" meta:non-whitespace-character-count="720"/>
  </office:meta>
</office:document-meta>
</file>